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rbel" svg:font-family="Corbel, sans-serif"/>
    <style:font-face style:name="Corbel1" svg:font-family="Corbel, sans-serif" style:font-family-generic="swiss"/>
    <style:font-face style:name="DejaVu Sans" svg:font-family="'DejaVu Sans'" style:font-family-generic="swiss" style:font-pitch="variable"/>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ans serif" svg:font-family="'Sans serif'" style:font-family-generic="swiss"/>
    <style:font-face style:name="Serif" svg:font-family="Serif" style:font-family-generic="roman"/>
  </office:font-face-decls>
  <office:automatic-styles>
    <style:style style:name="P1"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normal" officeooo:rsid="001cb8f5" officeooo:paragraph-rsid="001cb8f5" style:font-size-asian="10.5pt" style:font-style-asian="normal" style:font-weight-asian="bold" style:font-size-complex="10.5pt" style:font-style-complex="normal" style:font-weight-complex="bold"/>
    </style:style>
    <style:style style:name="P2"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normal" officeooo:rsid="001d4431" officeooo:paragraph-rsid="001d4431" style:font-size-asian="10.5pt" style:font-style-asian="normal" style:font-weight-asian="normal" style:font-size-complex="10.5pt" style:font-style-complex="normal" style:font-weight-complex="normal"/>
    </style:style>
    <style:style style:name="P3" style:family="paragraph" style:parent-style-name="Standard" style:list-style-name="L1">
      <style:paragraph-properties fo:line-height="150%" fo:text-align="start" style:justify-single-word="false"/>
      <style:text-properties fo:font-variant="normal" fo:text-transform="none" style:font-name="Serif" fo:font-size="10.5pt" fo:letter-spacing="normal" fo:font-style="normal" fo:font-weight="normal" officeooo:rsid="001eb7b6" officeooo:paragraph-rsid="001eb7b6" style:font-size-asian="10.5pt" style:font-style-asian="normal" style:font-weight-asian="normal" style:font-size-complex="10.5pt" style:font-style-complex="normal" style:font-weight-complex="normal"/>
    </style:style>
    <style:style style:name="P4" style:family="paragraph" style:parent-style-name="Standard">
      <style:paragraph-properties fo:line-height="150%" fo:text-align="start" style:justify-single-word="false"/>
      <style:text-properties fo:font-variant="normal" fo:text-transform="none" style:font-name="Serif" fo:font-size="10.5pt" fo:letter-spacing="normal" fo:font-style="normal" fo:font-weight="normal" officeooo:rsid="001eb7b6" officeooo:paragraph-rsid="001eb7b6" style:font-size-asian="10.5pt" style:font-style-asian="normal" style:font-weight-asian="normal" style:font-size-complex="10.5pt" style:font-style-complex="normal"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normal" officeooo:rsid="001eb7b6" officeooo:paragraph-rsid="001d4431" style:font-size-asian="10.5pt" style:font-style-asian="normal" style:font-weight-asian="normal" style:font-size-complex="10.5pt" style:font-style-complex="normal" style:font-weight-complex="normal"/>
    </style:style>
    <style:style style:name="P6" style:family="paragraph" style:parent-style-name="Standard" style:list-style-name="L2">
      <style:paragraph-properties fo:line-height="150%" fo:text-align="start" style:justify-single-word="false"/>
      <style:text-properties fo:font-variant="normal" fo:text-transform="none" style:font-name="Serif" fo:font-size="10.5pt" fo:letter-spacing="normal" fo:font-style="normal" fo:font-weight="normal" officeooo:rsid="0020a173" officeooo:paragraph-rsid="0020a173" style:font-size-asian="10.5pt" style:font-style-asian="normal" style:font-weight-asian="normal" style:font-size-complex="10.5pt" style:font-style-complex="normal" style:font-weight-complex="normal"/>
    </style:style>
    <style:style style:name="P7"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bold" officeooo:rsid="001cb8f5" officeooo:paragraph-rsid="001cb8f5" style:font-size-asian="10.5pt" style:font-style-asian="normal" style:font-weight-asian="bold" style:font-size-complex="10.5pt" style:font-style-complex="normal"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bold" officeooo:rsid="001d4431" officeooo:paragraph-rsid="001d4431" style:font-size-asian="10.5pt" style:font-style-asian="normal" style:font-weight-asian="bold" style:font-size-complex="10.5pt" style:font-style-complex="normal" style:font-weight-complex="bold"/>
    </style:style>
    <style:style style:name="P9" style:family="paragraph" style:parent-style-name="Standard">
      <style:paragraph-properties fo:line-height="150%" fo:text-align="start" style:justify-single-word="false"/>
      <style:text-properties fo:font-variant="normal" fo:text-transform="none" style:font-name="Serif" fo:font-size="10.5pt" fo:letter-spacing="normal" fo:font-style="normal" fo:font-weight="bold" officeooo:rsid="0020a173" officeooo:paragraph-rsid="0020a173" style:font-size-asian="10.5pt" style:font-style-asian="normal" style:font-weight-asian="bold" style:font-size-complex="10.5pt" style:font-style-complex="normal" style:font-weight-complex="bold"/>
    </style:style>
    <style:style style:name="P10"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Serif" fo:font-size="10.5pt" fo:letter-spacing="normal" fo:font-style="normal" fo:font-weight="bold" officeooo:rsid="0020a173" officeooo:paragraph-rsid="0020a173" style:font-size-asian="10.5pt" style:font-style-asian="normal" style:font-weight-asian="bold" style:font-size-complex="10.5pt" style:font-style-complex="normal" style:font-weight-complex="bold"/>
    </style:style>
    <style:style style:name="P11"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loext:opacity="100%" style:text-line-through-style="none" style:text-line-through-type="none" style:font-name="Corbel1" fo:font-size="10pt" fo:letter-spacing="normal" fo:font-style="italic" style:text-underline-style="none" fo:font-weight="normal" officeooo:rsid="001cb8f5" officeooo:paragraph-rsid="001cb8f5" style:text-blinking="false" fo:background-color="transparent" style:font-size-asian="10pt" style:font-style-asian="normal" style:font-weight-asian="bold" style:font-size-complex="10pt" style:font-style-complex="normal" style:font-weight-complex="bold"/>
    </style:style>
    <style:style style:name="P12"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0.5pt" fo:letter-spacing="normal" fo:font-style="normal" fo:font-weight="normal" officeooo:rsid="001adf6c" officeooo:paragraph-rsid="001adf6c"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0.5pt" fo:letter-spacing="normal" fo:font-style="normal" fo:font-weight="normal" officeooo:rsid="001cb8f5" officeooo:paragraph-rsid="001cb8f5" style:font-size-asian="10.5pt" style:font-style-asian="normal" style:font-weight-asian="bold" style:font-size-complex="10.5pt" style:font-style-complex="normal" style:font-weight-complex="bold"/>
    </style:style>
    <style:style style:name="P14"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0.5pt" fo:letter-spacing="normal" fo:font-style="normal" fo:font-weight="bold" officeooo:rsid="001cb8f5" officeooo:paragraph-rsid="001cb8f5" style:font-size-asian="10.5pt" style:font-style-asian="normal" style:font-weight-asian="bold" style:font-size-complex="10.5pt" style:font-style-complex="normal" style:font-weight-complex="bold"/>
    </style:style>
    <style:style style:name="P15"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0.5pt" fo:letter-spacing="normal" fo:font-style="italic" fo:font-weight="normal" officeooo:rsid="001cb8f5" officeooo:paragraph-rsid="001cb8f5" style:font-size-asian="10.5pt" style:font-style-asian="italic" style:font-weight-asian="bold" style:font-size-complex="10.5pt" style:font-style-complex="italic" style:font-weight-complex="bold"/>
    </style:style>
    <style:style style:name="P16"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2pt" fo:letter-spacing="normal" fo:font-style="normal" fo:font-weight="normal" officeooo:rsid="001cb8f5" officeooo:paragraph-rsid="001cb8f5" style:font-size-asian="12pt" style:font-style-asian="normal" style:font-weight-asian="bold" style:font-size-complex="12pt" style:font-style-complex="normal" style:font-weight-complex="bold"/>
    </style:style>
    <style:style style:name="P17"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2pt" fo:letter-spacing="normal" fo:font-style="normal" fo:font-weight="bold" officeooo:rsid="001cb8f5" officeooo:paragraph-rsid="001cb8f5"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1pt" fo:letter-spacing="normal" fo:font-style="italic" fo:font-weight="normal" officeooo:rsid="001cb8f5" officeooo:paragraph-rsid="001cb8f5" style:font-size-asian="11pt" style:font-style-asian="italic" style:font-weight-asian="bold" style:font-size-complex="11pt" style:font-style-complex="italic" style:font-weight-complex="bold"/>
    </style:style>
    <style:style style:name="P19"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1pt" fo:letter-spacing="normal" fo:font-style="normal" fo:font-weight="bold" officeooo:rsid="001cb8f5" officeooo:paragraph-rsid="001cb8f5" style:font-size-asian="11pt" style:font-style-asian="normal" style:font-weight-asian="bold" style:font-size-complex="11pt" style:font-style-complex="normal"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properties fo:font-variant="normal" fo:text-transform="none" style:font-name="Corbel1" fo:font-size="10pt" fo:letter-spacing="normal" fo:font-style="normal" fo:font-weight="bold" officeooo:rsid="001cb8f5" officeooo:paragraph-rsid="001cb8f5" style:font-size-asian="10pt" style:font-style-asian="normal" style:font-weight-asian="bold" style:font-size-complex="10pt" style:font-style-complex="normal" style:font-weight-complex="bold"/>
    </style:style>
    <style:style style:name="P21" style:family="paragraph" style:parent-style-name="Standard">
      <style:paragraph-properties fo:line-height="150%" fo:text-align="start" style:justify-single-word="false"/>
      <style:text-properties fo:font-variant="normal" fo:text-transform="none" fo:color="#d1d5db" loext:opacity="100%" style:font-name="Serif" fo:font-size="10.5pt" fo:letter-spacing="normal" fo:font-style="normal" fo:font-weight="normal" officeooo:rsid="001eb7b6" officeooo:paragraph-rsid="001eb7b6" style:font-size-asian="10.5pt" style:font-style-asian="normal" style:font-weight-asian="normal" style:font-size-complex="10.5pt" style:font-style-complex="normal" style:font-weight-complex="normal"/>
    </style:style>
    <style:style style:name="P22" style:family="paragraph" style:parent-style-name="Standard">
      <style:paragraph-properties fo:line-height="150%"/>
      <style:text-properties style:font-name="Corbel1" fo:font-style="italic" officeooo:rsid="001adf6c" officeooo:paragraph-rsid="001adf6c" style:font-style-asian="italic" style:font-style-complex="italic"/>
    </style:style>
    <style:style style:name="P23" style:family="paragraph" style:parent-style-name="Standard">
      <style:paragraph-properties fo:line-height="150%" fo:text-align="center" style:justify-single-word="false"/>
      <style:text-properties style:font-name="Corbel1" fo:font-size="14pt" fo:font-style="normal" fo:font-weight="bold" officeooo:rsid="001adf6c" officeooo:paragraph-rsid="001adf6c" style:font-size-asian="12.25pt" style:font-style-asian="normal" style:font-weight-asian="bold" style:font-size-complex="14pt" style:font-style-complex="normal" style:font-weight-complex="bold"/>
    </style:style>
    <style:style style:name="T1" style:family="text">
      <style:text-properties fo:font-size="11pt" style:font-size-asian="9.60000038146973pt" style:font-size-complex="11pt"/>
    </style:style>
    <style:style style:name="T2" style:family="text">
      <style:text-properties officeooo:rsid="001d4431"/>
    </style:style>
    <style:style style:name="T3" style:family="text">
      <style:text-properties officeooo:rsid="0020a173"/>
    </style:style>
    <style:style style:name="T4"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N° KAMARA Mohamed</text:p>
      <text:p text:style-name="P22"/>
      <text:p text:style-name="P23">L’intelligence artificielle appliquée au jeu Gomoku</text:p>
      <text:p text:style-name="P23"/>
      <text:p text:style-name="P12">La conception d'un programme d'intelligence artificielle pour rivaliser avec un joueur humain dans le jeu Gomoku représente un défi technique <text:span text:style-name="T1">fascinant</text:span>. Cette exploration des mécanismes complexes du jeu associée à la programmation alimente ma soif d'apprentissage et d'innovation.</text:p>
      <text:p text:style-name="P12">Mon choix du projet d'intelligence artificielle pour le Gomoku est motivé par mon intérêt pour l'intersection des jeux stratégiques et des mathématique. En accord avec le thème "jeux et sports", il fusionne ma passion pour les mathématiques et la programmation dans une exploration innovante de l'intelligence artificielle dans le Gomoku.</text:p>
      <text:p text:style-name="P16"/>
      <text:p text:style-name="P17">Positionnement thématique ( ÉTAPE 1)</text:p>
      <text:p text:style-name="P18">MATHÉMATIQUES (Théorie des jeux), INFORMATIQUE (Informatique pratique)</text:p>
      <text:p text:style-name="P15"/>
      <text:p text:style-name="P19">Mots-Clés (ÉTAPE 1)</text:p>
      <text:p text:style-name="P20">Mots-Clés (en français)<text:tab/><text:tab/>Mots-Clés (en anglais)</text:p>
      <text:p text:style-name="P13"/>
      <text:p text:style-name="P13"/>
      <text:p text:style-name="P13"/>
      <text:p text:style-name="P14">Bibliographie commentée</text:p>
      <text:p text:style-name="P13">Modem summum</text:p>
      <text:p text:style-name="P13"/>
      <text:p text:style-name="P13"/>
      <text:p text:style-name="P13"/>
      <text:p text:style-name="P14">Problématique retenue</text:p>
      <text:p text:style-name="P11"><text:bookmark text:name="docs-internal-guid-d7060fcb-7fff-b851-0cd5-07719e31bec6"/>Comment concevoir un <text:span text:style-name="T2">programme</text:span> capable de rivaliser avec la complexité stratégiques des joueurs humains <text:s/><text:span text:style-name="T2">dans le jeu Gomoku</text:span>?</text:p>
      <text:p text:style-name="P7"/>
      <text:p text:style-name="P8">Objectifs du TIPE</text:p>
      <text:p text:style-name="P2">je me propose de diviser mon travail en <text:span text:style-name="T3">3</text:span> étapes:</text:p>
      <text:list xml:id="list416070596" text:style-name="L1">
        <text:list-item>
          <text:p text:style-name="P3">Formuler une modélisation mathématique du jeu et élaborer un algorithme de prise de décision visant à anticiper les mouvements adverses et sélectionner les actions optimales.</text:p>
          <text:p text:style-name="P3"/>
        </text:list-item>
        <text:list-item>
          <text:p text:style-name="P3">Élaborer une fonction heuristique évaluant les positions selon une stratégie équilibrée entre l'attaque et la défense.</text:p>
          <text:p text:style-name="P3"><text:soft-page-break/></text:p>
        </text:list-item>
        <text:list-item>
          <text:p text:style-name="P3">Évaluer les performances en comparaison avec celles des joueurs humains en prenant en compte les contraintes spécifiques.</text:p>
        </text:list-item>
      </text:list>
      <text:p text:style-name="P4"/>
      <text:p text:style-name="P9">Références Bibliographiques (ÉTAPE 1) </text:p>
      <text:list xml:id="list4090359221" text:style-name="L2">
        <text:list-item>
          <text:p text:style-name="P6"><text:s/>Auteur : Titre de document : Lien vers document</text:p>
        </text:list-item>
      </text:list>
      <text:p text:style-name="P21"/>
      <text:p text:style-name="P5"/>
      <text:p text:style-name="P10">DOT (a modfier)</text:p>
      <text:p text:style-name="P10"><text:span text:style-name="T4">[1] Pendant l’été :choix du sujet. </text:span></text:p>
      <text:p text:style-name="P10"><text:span text:style-name="T4">[2] Novembre : insertion de la loi de Rayleigh-Jeans comme caractérisation du phénomène de rayonnement des corps chauds. </text:span></text:p>
      <text:p text:style-name="P10"><text:span text:style-name="T4">[3] Décembre : découverte de la catastrophe ultraviolette suite à la lecture d'un article et passage à l’avènement de la mécanique quantique . </text:span></text:p>
      <text:p text:style-name="P10"><text:span text:style-name="T4">[4] Mars : implémentation d’un code python permettant la distinction du rayonnement émis par la flamme de celui d’une autre source chaude à travers un filtrage numérique. [5] Mai: modélisation physique du mécanisme d’absorption du rayonnement électromagnétique par la photodiode et calcul du courant électrique généré.</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rbel" svg:font-family="Corbel, sans-serif"/>
    <style:font-face style:name="Corbel1" svg:font-family="Corbel, sans-serif" style:font-family-generic="swiss"/>
    <style:font-face style:name="DejaVu Sans" svg:font-family="'DejaVu Sans'" style:font-family-generic="swiss" style:font-pitch="variable"/>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ans serif" svg:font-family="'Sans serif'" style:font-family-generic="swiss"/>
    <style:font-face style:name="Serif" svg:font-family="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22:42:19.812998374</meta:creation-date>
    <dc:date>2023-12-29T00:00:04.207652350</dc:date>
    <meta:editing-duration>PT26M23S</meta:editing-duration>
    <meta:editing-cycles>1</meta:editing-cycles>
    <meta:document-statistic meta:table-count="0" meta:image-count="0" meta:object-count="0" meta:page-count="2" meta:paragraph-count="24" meta:word-count="326" meta:character-count="2244" meta:non-whitespace-character-count="1939"/>
    <meta:generator>LibreOffice/7.3.7.2$Linux_X86_64 LibreOffice_project/30$Build-2</meta:generator>
  </office:meta>
</office:document-meta>
</file>